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c98de" officeooo:paragraph-rsid="000c98de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none" fo:font-weight="bold" officeooo:rsid="000e56ca" officeooo:paragraph-rsid="000e56c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none" fo:font-weight="bold" officeooo:rsid="00258ca5" officeooo:paragraph-rsid="00258ca5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none" fo:font-weight="bold" officeooo:rsid="0019b9d8" officeooo:paragraph-rsid="0019b9d8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none" fo:font-weight="bold" officeooo:rsid="0021641e" officeooo:paragraph-rsid="0021641e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style:text-underline-style="none" fo:font-weight="normal" officeooo:rsid="000c98de" officeooo:paragraph-rsid="000c98de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0e56ca" officeooo:paragraph-rsid="000e56c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0ff5a7" officeooo:paragraph-rsid="000ff5a7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0a03a" officeooo:paragraph-rsid="0010a03a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17528" officeooo:paragraph-rsid="00117528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1ce5d" officeooo:paragraph-rsid="0011ce5d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4b01b" officeooo:paragraph-rsid="0014b01b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698ea" officeooo:paragraph-rsid="001698ea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179b0f" officeooo:paragraph-rsid="00179b0f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9b9d8" officeooo:paragraph-rsid="0019b9d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1f90f0" officeooo:paragraph-rsid="001f90f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21641e" officeooo:paragraph-rsid="0021641e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22aba3" officeooo:paragraph-rsid="0022aba3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231882" officeooo:paragraph-rsid="00231882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24fcb9" officeooo:paragraph-rsid="0024fcb9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258ca5" officeooo:paragraph-rsid="00258ca5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1342e0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officeooo:rsid="001b9118"/>
    </style:style>
    <style:style style:name="T7" style:family="text">
      <style:text-properties officeooo:rsid="002300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o</text:p>
      <text:p text:style-name="P1"/>
      <text:p text:style-name="P6">Arreglamos MinDato</text:p>
      <text:p text:style-name="P6">Arreglamos MenorOIgual</text:p>
      <text:p text:style-name="P6"/>
      <text:p text:style-name="P6"/>
      <text:p text:style-name="P2">Registro</text:p>
      <text:p text:style-name="P7"/>
      <text:p text:style-name="P7">No tenemos tipo Campo, cada vez que hay un campo, nosotros tenemos un String.</text:p>
      <text:p text:style-name="P7"/>
      <text:p text:style-name="P8">En nuestro índiceN las claves son Nat en vez de Datos, tiene sentido.</text:p>
      <text:p text:style-name="P8"/>
      <text:p text:style-name="P8">En nuestro indiceS las claves son Strings en vez de Datos, tiene sentido.</text:p>
      <text:p text:style-name="P8"/>
      <text:p text:style-name="P9">La tupla es una struct.</text:p>
      <text:p text:style-name="P9"/>
      <text:p text:style-name="P14">CoincideAlguno y CoincidenTodos recorrían el registro en vez del conjunto de campos, las arreglamos.</text:p>
      <text:p text:style-name="P9"/>
      <text:p text:style-name="P9"/>
      <text:p text:style-name="P3">Tabla</text:p>
      <text:p text:style-name="P21"/>
      <text:p text:style-name="P21">Agregamos la función columnas</text:p>
      <text:p text:style-name="P9"/>
      <text:p text:style-name="P10"><text:span text:style-name="T5">B</text:span><text:span text:style-name="T4">ase de Datos</text:span></text:p>
      <text:p text:style-name="P10"/>
      <text:p text:style-name="P10">tablas ahora es una lista</text:p>
      <text:p text:style-name="P11">TporNombre ahora tiene iteradores a listas <text:span text:style-name="T3">como significado</text:span></text:p>
      <text:p text:style-name="P12">TablaMax es un iterador a lista de tabla</text:p>
      <text:p text:style-name="P12"/>
      <text:p text:style-name="P13">tupla es una struct</text:p>
      <text:p text:style-name="P13"/>
      <text:p text:style-name="P14">VistaJoin pequeño cambio que no sabemos si era un error o no.</text:p>
      <text:p text:style-name="P14"/>
      <text:p text:style-name="P14"/>
      <text:p text:style-name="P14"/>
      <text:p text:style-name="P4">DiccLog</text:p>
      <text:p text:style-name="P15"/>
      <text:p text:style-name="P15">Agregamos en la estructura del Iterador un puntero al diccionario porque queremos que <text:span text:style-name="T6">el iterador conozca la representación interna del diccionario. Todo iterador tiene que tener una referencia a lo que estás creando, te permite crear cosas vacías... etc</text:span></text:p>
      <text:p text:style-name="P15"/>
      <text:p text:style-name="P16">EliminarRaiz: Le agregamos el caso en el que la raíz no tiene hijos y cuando su hijo derecho tiene ambos hijos (no los contemplamos en el diseño)</text:p>
      <text:p text:style-name="P16"/>
      <text:p text:style-name="P16"/>
      <text:p text:style-name="P5">DiccString</text:p>
      <text:p text:style-name="P17"/>
      <text:p text:style-name="P17">Agregamos lo mismo que en el DiccLog dado que perdíamos referencia al árbol.</text:p>
      <text:p text:style-name="P17"/>
      <text:p text:style-name="P18"><text:soft-page-break/>Desapareció la función Significado ya que era igual que obtener solo que con un pequeño error <text:span text:style-name="T7">(poníamos SiguienteClave, fue un error de copy-paste)</text:span></text:p>
      <text:p text:style-name="P18"/>
      <text:p text:style-name="P19">Buscar está solo en nuestra interfaz del TP2</text:p>
      <text:p text:style-name="P19"/>
      <text:p text:style-name="P20">En el AgregarComoSiguiente nos había faltado un caso (el de definir la raíz), lo agregamos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5:21:52.063110505</meta:creation-date>
    <dc:date>2016-07-05T16:42:56.049231843</dc:date>
    <meta:editing-duration>PT1H8M15S</meta:editing-duration>
    <meta:editing-cycles>26</meta:editing-cycles>
    <meta:generator>LibreOffice/4.2.8.2$Linux_X86_64 LibreOffice_project/420m0$Build-2</meta:generator>
    <meta:document-statistic meta:table-count="0" meta:image-count="0" meta:object-count="0" meta:page-count="2" meta:paragraph-count="25" meta:word-count="237" meta:character-count="1419" meta:non-whitespace-character-count="1207"/>
  </office:meta>
</office:document-meta>
</file>